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L1">
      <style:text-properties officeooo:rsid="00004590" officeooo:paragraph-rsid="001115ad"/>
    </style:style>
    <style:style style:name="P2" style:family="paragraph" style:parent-style-name="Standard">
      <style:text-properties officeooo:rsid="00004590" officeooo:paragraph-rsid="00004590"/>
    </style:style>
    <style:style style:name="P3" style:family="paragraph" style:parent-style-name="Standard" style:list-style-name="L1">
      <style:text-properties officeooo:rsid="0003369b" officeooo:paragraph-rsid="0003369b"/>
    </style:style>
    <style:style style:name="P4" style:family="paragraph" style:parent-style-name="Standard" style:list-style-name="L2">
      <style:text-properties officeooo:rsid="0003369b" officeooo:paragraph-rsid="0003369b"/>
    </style:style>
    <style:style style:name="P5" style:family="paragraph" style:parent-style-name="Standard" style:list-style-name="L4">
      <style:text-properties officeooo:rsid="0003369b" officeooo:paragraph-rsid="00123e47"/>
    </style:style>
    <style:style style:name="P6" style:family="paragraph" style:parent-style-name="Standard" style:list-style-name="L2">
      <style:text-properties officeooo:rsid="0004d76a" officeooo:paragraph-rsid="001ab3fc"/>
    </style:style>
    <style:style style:name="P7" style:family="paragraph" style:parent-style-name="Standard" style:list-style-name="L4">
      <style:text-properties officeooo:rsid="0004d76a" officeooo:paragraph-rsid="0004d76a"/>
    </style:style>
    <style:style style:name="P8" style:family="paragraph" style:parent-style-name="Standard">
      <style:text-properties officeooo:rsid="0004d76a" officeooo:paragraph-rsid="0004d76a"/>
    </style:style>
    <style:style style:name="P9" style:family="paragraph" style:parent-style-name="Standard">
      <style:text-properties officeooo:rsid="0004d76a" officeooo:paragraph-rsid="0003369b"/>
    </style:style>
    <style:style style:name="P10" style:family="paragraph" style:parent-style-name="Standard" style:list-style-name="L6">
      <style:text-properties officeooo:rsid="0004d76a" officeooo:paragraph-rsid="001ab3fc"/>
    </style:style>
    <style:style style:name="P11" style:family="paragraph" style:parent-style-name="Standard" style:list-style-name="L4">
      <style:text-properties officeooo:paragraph-rsid="0026040f"/>
    </style:style>
    <style:style style:name="P12" style:family="paragraph" style:parent-style-name="Standard" style:list-style-name="L4">
      <style:text-properties officeooo:rsid="0005bc7b" officeooo:paragraph-rsid="0005bc7b"/>
    </style:style>
    <style:style style:name="P13" style:family="paragraph" style:parent-style-name="Standard" style:list-style-name="L4">
      <style:text-properties style:text-underline-style="solid" style:text-underline-width="auto" style:text-underline-color="font-color" officeooo:paragraph-rsid="000d2f5c"/>
    </style:style>
    <style:style style:name="P14" style:family="paragraph" style:parent-style-name="Standard" style:list-style-name="L4">
      <style:text-properties style:text-underline-style="solid" style:text-underline-width="auto" style:text-underline-color="font-color" officeooo:rsid="001c8045" officeooo:paragraph-rsid="001c8045"/>
    </style:style>
    <style:style style:name="P15" style:family="paragraph" style:parent-style-name="Standard">
      <style:text-properties style:text-underline-style="solid" style:text-underline-width="auto" style:text-underline-color="font-color" fo:font-weight="bold" officeooo:rsid="0004d76a" officeooo:paragraph-rsid="0004d76a"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386cae" officeooo:paragraph-rsid="00386cae" style:font-weight-asian="bold" style:font-weight-complex="bold"/>
    </style:style>
    <style:style style:name="P17" style:family="paragraph" style:parent-style-name="Standard">
      <style:text-properties style:text-underline-style="solid" style:text-underline-width="auto" style:text-underline-color="font-color" officeooo:rsid="0018c344" officeooo:paragraph-rsid="0018c344"/>
    </style:style>
    <style:style style:name="P18" style:family="paragraph" style:parent-style-name="Standard">
      <style:text-properties style:text-underline-style="solid" style:text-underline-width="auto" style:text-underline-color="font-color" fo:font-weight="normal" officeooo:rsid="0028c66b" officeooo:paragraph-rsid="0028c66b" style:font-weight-asian="normal" style:font-weight-complex="normal"/>
    </style:style>
    <style:style style:name="P19" style:family="paragraph" style:parent-style-name="Standard" style:list-style-name="L1">
      <style:text-properties officeooo:rsid="001115ad" officeooo:paragraph-rsid="001115ad"/>
    </style:style>
    <style:style style:name="P20" style:family="paragraph" style:parent-style-name="Standard" style:list-style-name="L4">
      <style:text-properties style:text-underline-style="none" officeooo:rsid="0003369b" officeooo:paragraph-rsid="00123e47"/>
    </style:style>
    <style:style style:name="P21" style:family="paragraph" style:parent-style-name="Standard" style:list-style-name="L4">
      <style:text-properties style:text-underline-style="none" officeooo:rsid="0003369b" officeooo:paragraph-rsid="001c8045"/>
    </style:style>
    <style:style style:name="P22" style:family="paragraph" style:parent-style-name="Standard" style:list-style-name="L4">
      <style:text-properties style:text-underline-style="none" officeooo:rsid="001c8045" officeooo:paragraph-rsid="001c8045"/>
    </style:style>
    <style:style style:name="P23" style:family="paragraph" style:parent-style-name="Standard">
      <style:text-properties style:text-underline-style="none" fo:font-weight="normal" officeooo:rsid="00289d6c" officeooo:paragraph-rsid="00289d6c" style:font-weight-asian="normal" style:font-weight-complex="normal"/>
    </style:style>
    <style:style style:name="P24" style:family="paragraph" style:parent-style-name="Standard">
      <style:text-properties style:text-underline-style="none" fo:font-weight="normal" officeooo:rsid="0028c66b" officeooo:paragraph-rsid="0028c66b" style:font-weight-asian="normal" style:font-weight-complex="normal"/>
    </style:style>
    <style:style style:name="P25" style:family="paragraph" style:parent-style-name="Standard">
      <style:text-properties style:text-underline-style="none" fo:font-weight="normal" officeooo:rsid="00386cae" officeooo:paragraph-rsid="00386cae" style:font-weight-asian="normal" style:font-weight-complex="normal"/>
    </style:style>
    <style:style style:name="P26" style:family="paragraph" style:parent-style-name="Standard" style:list-style-name="L5">
      <style:text-properties officeooo:rsid="0018c344" officeooo:paragraph-rsid="0018c344"/>
    </style:style>
    <style:style style:name="P27" style:family="paragraph" style:parent-style-name="Standard">
      <style:text-properties officeooo:rsid="0018c344" officeooo:paragraph-rsid="0018c344"/>
    </style:style>
    <style:style style:name="P28" style:family="paragraph" style:parent-style-name="Standard">
      <style:text-properties officeooo:rsid="001ab3fc" officeooo:paragraph-rsid="001ab3fc"/>
    </style:style>
    <style:style style:name="P29" style:family="paragraph" style:parent-style-name="Standard" style:list-style-name="L4">
      <style:text-properties officeooo:rsid="001c8045" officeooo:paragraph-rsid="001c8045"/>
    </style:style>
    <style:style style:name="P30" style:family="paragraph" style:parent-style-name="Standard" style:list-style-name="L4">
      <style:text-properties officeooo:rsid="001c8045" officeooo:paragraph-rsid="001fb5d9"/>
    </style:style>
    <style:style style:name="P31" style:family="paragraph" style:parent-style-name="Standard">
      <style:text-properties officeooo:rsid="001c8045" officeooo:paragraph-rsid="001d708e"/>
    </style:style>
    <style:style style:name="P32" style:family="paragraph" style:parent-style-name="Standard" style:list-style-name="L2">
      <style:text-properties officeooo:rsid="001c8045" officeooo:paragraph-rsid="001c8045" fo:background-color="transparent"/>
    </style:style>
    <style:style style:name="P33" style:family="paragraph" style:parent-style-name="Standard" style:list-style-name="L4">
      <style:text-properties officeooo:rsid="001d708e" officeooo:paragraph-rsid="001d708e"/>
    </style:style>
    <style:style style:name="P34" style:family="paragraph" style:parent-style-name="Standard">
      <style:text-properties fo:font-weight="bold" officeooo:rsid="0021256d" officeooo:paragraph-rsid="0021256d" style:font-weight-asian="bold" style:font-weight-complex="bold"/>
    </style:style>
    <style:style style:name="P35" style:family="paragraph" style:parent-style-name="Standard">
      <style:text-properties fo:font-weight="bold" officeooo:rsid="0022d185" officeooo:paragraph-rsid="0022d185" style:font-weight-asian="bold" style:font-weight-complex="bold"/>
    </style:style>
    <style:style style:name="T1" style:family="text">
      <style:text-properties officeooo:rsid="0003369b"/>
    </style:style>
    <style:style style:name="T2" style:family="text">
      <style:text-properties fo:background-color="#ffff00" loext:char-shading-value="0"/>
    </style:style>
    <style:style style:name="T3" style:family="text">
      <style:text-properties officeooo:rsid="0004ad6f"/>
    </style:style>
    <style:style style:name="T4" style:family="text">
      <style:text-properties officeooo:rsid="0005576a"/>
    </style:style>
    <style:style style:name="T5" style:family="text">
      <style:text-properties officeooo:rsid="000578c2"/>
    </style:style>
    <style:style style:name="T6" style:family="text">
      <style:text-properties officeooo:rsid="00064beb"/>
    </style:style>
    <style:style style:name="T7" style:family="text">
      <style:text-properties style:text-underline-style="none"/>
    </style:style>
    <style:style style:name="T8" style:family="text">
      <style:text-properties style:text-underline-style="none" officeooo:rsid="001e464b"/>
    </style:style>
    <style:style style:name="T9" style:family="text">
      <style:text-properties style:text-underline-style="none" officeooo:rsid="001fb5d9"/>
    </style:style>
    <style:style style:name="T10" style:family="text">
      <style:text-properties officeooo:rsid="000a3b0f"/>
    </style:style>
    <style:style style:name="T11" style:family="text">
      <style:text-properties officeooo:rsid="000b00d6"/>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officeooo:rsid="001fb5d9" style:font-weight-asian="bold" style:font-weight-complex="bold"/>
    </style:style>
    <style:style style:name="T14" style:family="text">
      <style:text-properties style:text-underline-style="solid" style:text-underline-width="auto" style:text-underline-color="font-color" fo:font-weight="bold" officeooo:rsid="00201609" style:font-weight-asian="bold" style:font-weight-complex="bold"/>
    </style:style>
    <style:style style:name="T15" style:family="text">
      <style:text-properties officeooo:rsid="000cb1c3"/>
    </style:style>
    <style:style style:name="T16" style:family="text">
      <style:text-properties officeooo:rsid="001115ad"/>
    </style:style>
    <style:style style:name="T17" style:family="text">
      <style:text-properties officeooo:rsid="00136922"/>
    </style:style>
    <style:style style:name="T18" style:family="text">
      <style:text-properties officeooo:rsid="0017f113"/>
    </style:style>
    <style:style style:name="T19" style:family="text">
      <style:text-properties officeooo:rsid="001ab3fc"/>
    </style:style>
    <style:style style:name="T20" style:family="text">
      <style:text-properties officeooo:rsid="001fb5d9"/>
    </style:style>
    <style:style style:name="T21" style:family="text">
      <style:text-properties fo:font-weight="bold" officeooo:rsid="002603c6" style:font-weight-asian="bold" style:font-weight-complex="bold"/>
    </style:style>
    <style:style style:name="T22" style:family="text">
      <style:text-properties officeooo:rsid="0026040f"/>
    </style:style>
    <style:style style:name="T23" style:family="text">
      <style:text-properties officeooo:rsid="00285504"/>
    </style:style>
    <style:style style:name="T24" style:family="text">
      <style:text-properties officeooo:rsid="00292263"/>
    </style:style>
    <style:style style:name="T25" style:family="text">
      <style:text-properties officeooo:rsid="0033be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 this document I will draw up some conclusions of the assessment of the PitchYinFFT algorithm from Essentia, used in Freesound to estimate the pitch of an uploaded sound. </text:p>
      <text:p text:style-name="P23"/>
      <text:p text:style-name="P18">Method</text:p>
      <text:p text:style-name="P24">The pitch estimation is assessed in two different manners: one uses the data already calculated by the Freesound extractor; the second will be to calculate the data by using the real sound. In the second method sounds that are not from Freesound can also be used to assess the pitch estimation. <text:span text:style-name="T24">The following sounds are used: from Freesound the packs of the users 'Carlos Vaquero' <text:s/>(565 sounds) and 'Modular Samples' ($MODSMPL_SNDS$) and the soundpacks containing the tags 'good-sounds' (145 sampled) are used. Of these sounds the descriptor files and soundfiles are downloaded. These add up to $AMOUNT_OF_FRSND_SNDS$ sounds. There are also some non-Freesound sounds used in this assessment. The sources of these sounds mentioned in the masterthesis of Carlos Vaquero [$ref$]. The sounds of the philharmonia library (1608 sounds) and IOWA library (225 sounds) samples. </text:span></text:p>
      <text:p text:style-name="P24"><text:tab/><text:span text:style-name="T25">First the correnctness of the estimates is considered, secondly factors that are able to predict the correctness of the estimate are investigated and lastly some improvements to the pitch estimation algorithm are proposed and assessed.</text:span></text:p>
      <text:p text:style-name="P34"/>
      <text:p text:style-name="P16">Results:</text:p>
      <text:p text:style-name="P25"/>
      <text:p text:style-name="P34"/>
      <text:p text:style-name="P34">Estimated pitches versus <text:span text:style-name="T23">a</text:span>nnotated pitches:</text:p>
      <text:list xml:id="list5300057091156118400" text:style-name="L1">
        <text:list-item>
          <text:p text:style-name="P1"><text:span text:style-name="T10">For most of the sounds the</text:span> estimated pitch is <text:span text:style-name="T16">higher</text:span> <text:span text:style-name="T11">than the </text:span>annotated pitch:</text:p>
          <text:list>
            <text:list-item>
              <text:p text:style-name="P19">0.6127920337035618 ~= 61%</text:p>
            </text:list-item>
          </text:list>
        </text:list-item>
        <text:list-item>
          <text:p text:style-name="P1"><text:s/><text:span text:style-name="T16">however the mean of the error (estimated pitch – annotated pitch) is below zero:</text:span></text:p>
          <text:list>
            <text:list-item>
              <text:p text:style-name="P19">-123.85110742916241 Hz</text:p>
            </text:list-item>
            <text:list-item>
              <text:p text:style-name="P19">and for ERB distances: -1.471466870930678 ERB's</text:p>
            </text:list-item>
          </text:list>
        </text:list-item>
      </text:list>
      <text:p text:style-name="P2"/>
      <text:list xml:id="list143445080180390" text:continue-numbering="true" text:style-name="L1">
        <text:list-item>
          <text:p text:style-name="P3">Mean of annotated pitches is <text:span text:style-name="T12">higher</text:span> for wrongly estimated pitches:</text:p>
        </text:list-item>
      </text:list>
      <text:list xml:id="list592088082376484310" text:style-name="L2">
        <text:list-item>
          <text:list>
            <text:list-item>
              <text:p text:style-name="P4">In [26]: e, i = pTags_vs_err(d, 'ERBdist', 2)</text:p>
            </text:list-item>
            <text:list-item>
              <text:p text:style-name="P4">mean pTag of err &lt; 2:<text:tab/><text:tab/><text:tab/><text:span text:style-name="T2">713.110552537</text:span></text:p>
            </text:list-item>
            <text:list-item>
              <text:p text:style-name="P32">standard deviation: <text:tab/><text:tab/><text:tab/>1171.8211002697465</text:p>
            </text:list-item>
            <text:list-item>
              <text:p text:style-name="P4">mean pTag of err &gt;= 2:<text:tab/><text:tab/><text:span text:style-name="T2">973.740660036</text:span></text:p>
            </text:list-item>
            <text:list-item>
              <text:p text:style-name="P32">standard deviation:<text:tab/><text:tab/><text:tab/>687.01131673298607</text:p>
              <text:p text:style-name="P4"/>
            </text:list-item>
            <text:list-item>
              <text:p text:style-name="P4">In [27]: e, i = pTags_vs_err(d, 'ERBdist')</text:p>
            </text:list-item>
            <text:list-item>
              <text:p text:style-name="P4">mean pTag of err &lt; <text:span text:style-name="T3">mean</text:span>:<text:tab/><text:tab/><text:span text:style-name="T2">709.584069815</text:span></text:p>
            </text:list-item>
            <text:list-item>
              <text:p text:style-name="P4">mean pTag of err &gt;= mean:<text:tab/><text:tab/><text:span text:style-name="T2">1005.11907926</text:span></text:p>
              <text:p text:style-name="P4"/>
            </text:list-item>
            <text:list-item>
              <text:p text:style-name="P4">In [28]: e, i = pTags_vs_err(d, 'err')</text:p>
            </text:list-item>
            <text:list-item>
              <text:p text:style-name="P4">mean pTag of err &lt; mean:<text:tab/><text:tab/><text:span text:style-name="T2">682.785623898</text:span></text:p>
            </text:list-item>
            <text:list-item>
              <text:p text:style-name="P4">mean pTag of err &gt;= mean:<text:tab/><text:tab/><text:span text:style-name="T2">1205.09069651</text:span></text:p>
            </text:list-item>
          </text:list>
        </text:list-item>
      </text:list>
      <text:p text:style-name="P9"/>
      <text:list xml:id="list2282342548691891915" text:style-name="L4">
        <text:list-item>
          <text:p text:style-name="P13"><text:span text:style-name="T18">But the maximum value of the annotated pitches are also significantly higher for the wronly </text:span><text:soft-page-break/><text:span text:style-name="T18">estimated pitches:</text:span></text:p>
          <text:list>
            <text:list-item>
              <text:p text:style-name="P20">In [26]: e, i = pTags_vs_err(d, 'ERBdist', 2)</text:p>
            </text:list-item>
            <text:list-item>
              <text:p text:style-name="P5">min, max pTag of err &lt; 2:<text:tab/><text:tab/>27.5 ,<text:tab/><text:tab/><text:tab/><text:span text:style-name="T2">3729.31009214</text:span></text:p>
            </text:list-item>
            <text:list-item>
              <text:p text:style-name="P5">min, max pTag of err &gt;= 2:<text:tab/><text:tab/>24.4997147489 ,<text:tab/><text:span text:style-name="T2">7902.1328201</text:span><text:line-break/></text:p>
            </text:list-item>
            <text:list-item>
              <text:p text:style-name="P5">In [27]: e, i = pTags_vs_err(d, 'ERBdist')</text:p>
            </text:list-item>
            <text:list-item>
              <text:p text:style-name="P5">min, max pTag of err &lt; mean:<text:tab/>24.4997147489 ,<text:tab/><text:span text:style-name="T2">3729.31009214</text:span></text:p>
            </text:list-item>
            <text:list-item>
              <text:p text:style-name="P5">min, max pTag of err &gt;= mean:<text:tab/>24.4997147489 ,<text:tab/><text:span text:style-name="T2">7902.1328201</text:span><text:line-break/></text:p>
            </text:list-item>
            <text:list-item>
              <text:p text:style-name="P5">In [28]: e, i = pTags_vs_err(d, 'err')</text:p>
            </text:list-item>
            <text:list-item>
              <text:p text:style-name="P5">min, max pTag of err &lt; mean:<text:tab/>24.4997147489 ,<text:tab/>3729.31009214</text:p>
            </text:list-item>
            <text:list-item>
              <text:p text:style-name="P5">min, max pTag of err &gt;= mean:<text:tab/>24.4997147489 ,<text:tab/>7902.1328201<text:tab/></text:p>
            </text:list-item>
          </text:list>
        </text:list-item>
        <text:list-item>
          <text:p text:style-name="P14">However: the standard deviations are lower for the wrongly <text:s/>extimated pitches than for the correctly estimated pitches:</text:p>
          <text:list>
            <text:list-item>
              <text:p text:style-name="P21">In [26]: e, i = pTags_vs_err(d, 'ERBdist', 2):</text:p>
            </text:list-item>
            <text:list-item>
              <text:p text:style-name="P22">standard deviation pTag of err &lt; 2: <text:tab/><text:tab/>1171.82110027</text:p>
            </text:list-item>
            <text:list-item>
              <text:p text:style-name="P29"><text:span text:style-name="T7">standard deviation pTag of err &gt;= 2: <text:tab/><text:tab/>687.011316733<text:line-break/></text:span></text:p>
            </text:list-item>
            <text:list-item>
              <text:p text:style-name="P29"><text:span text:style-name="T1">In [27]: e, i = pTags_vs_err(d, 'ERBdist'):</text:span></text:p>
            </text:list-item>
            <text:list-item>
              <text:p text:style-name="P29">s<text:span text:style-name="T7">tandard deviation pTag of err &lt; 2: <text:tab/><text:tab/></text:span>195.70733923</text:p>
            </text:list-item>
            <text:list-item>
              <text:p text:style-name="P29">s<text:span text:style-name="T7">tandard deviation pTag of err &gt;= 2: <text:tab/><text:tab/></text:span>685.86325181<text:line-break/></text:p>
            </text:list-item>
            <text:list-item>
              <text:p text:style-name="P33">I<text:span text:style-name="T1">n [28]: e, i = pTags_vs_err(d, 'err'):</text:span></text:p>
            </text:list-item>
            <text:list-item>
              <text:p text:style-name="P30"><text:span text:style-name="T8">s</text:span><text:span text:style-name="T7">tandard deviation pTag of err &lt; 2: <text:tab/><text:tab/></text:span><text:span text:style-name="T9">1251.18034369</text:span></text:p>
            </text:list-item>
            <text:list-item>
              <text:p text:style-name="P30">s<text:span text:style-name="T7">tandard deviation pTag of err &gt;= 2: <text:tab/><text:tab/></text:span><text:span text:style-name="T20">678.667175831</text:span></text:p>
            </text:list-item>
          </text:list>
          <text:p text:style-name="P11"><text:span text:style-name="T13">This suggest a possible improvement </text:span><text:span text:style-name="T14">for </text:span><text:span text:style-name="T13">the pitchYinFFT algorithm!</text:span></text:p>
          <text:list text:continue-numbering="true">
            <text:list-header>
              <text:p text:style-name="P11"><text:span text:style-name="T22"><text:tab/></text:span></text:p>
            </text:list-header>
          </text:list>
        </text:list-item>
      </text:list>
      <text:p text:style-name="P31"/>
      <text:p text:style-name="P35">Confidence:</text:p>
      <text:list xml:id="list143444631399471" text:continue-list="list592088082376484310" text:style-name="L2">
        <text:list-item>
          <text:p text:style-name="P6">Mean of annotated pitches of estimations with high confidence are also higher:</text:p>
        </text:list-item>
      </text:list>
      <text:list xml:id="list1511258731107756249" text:style-name="L6">
        <text:list-item>
          <text:list>
            <text:list-item>
              <text:p text:style-name="P10">In [29]: e, i = pTags_vs_err(d, 'conf')</text:p>
            </text:list-item>
            <text:list-item>
              <text:p text:style-name="P10">mean pTag of <text:span text:style-name="T15">conf</text:span> &lt; <text:span text:style-name="T15">mean</text:span>:<text:tab/><text:tab/><text:span text:style-name="T2">618.323001565</text:span></text:p>
            </text:list-item>
            <text:list-item>
              <text:p text:style-name="P10">mean pTag of <text:span text:style-name="T15">conf</text:span> &gt;= <text:span text:style-name="T15">mean</text:span>:<text:tab/><text:tab/><text:span text:style-name="T2">818.773713794</text:span></text:p>
            </text:list-item>
            <text:list-item>
              <text:p text:style-name="P10">min, max pTag of <text:span text:style-name="T15">conf</text:span> &lt; <text:span text:style-name="T15">mean</text:span>:<text:tab/>24.4997147489 ,<text:tab/>5274.04091061</text:p>
            </text:list-item>
            <text:list-item>
              <text:p text:style-name="P10">min, max pTag of <text:span text:style-name="T15">conf</text:span> &gt;= <text:span text:style-name="T15">mean</text:span>:<text:tab/>24.4997147489 ,<text:tab/>7902.1328201</text:p>
              <text:p text:style-name="P10"/>
            </text:list-item>
          </text:list>
        </text:list-item>
      </text:list>
      <text:list xml:id="list143444123347112" text:continue-list="list2282342548691891915" text:style-name="L4">
        <text:list-item>
          <text:p text:style-name="P7"><text:span text:style-name="T19">But c</text:span>onfidence is able to predict <text:span text:style-name="T5">the correctness of the estimations:</text:span></text:p>
          <text:list>
            <text:list-item>
              <text:p text:style-name="P12"><text:span text:style-name="T17">include </text:span>ERB distance <text:span text:style-name="T17">&lt; </text:span>mean ERB distance, <text:span text:style-name="T17">exclude otherwise:</text:span></text:p>
              <text:list>
                <text:list-item>
                  <text:p text:style-name="P7">0.7866717732669475 <text:span text:style-name="T4">~= 78% correct</text:span></text:p>
                </text:list-item>
              </text:list>
            </text:list-item>
            <text:list-item>
              <text:p text:style-name="P12"><text:span text:style-name="T17">include </text:span>error <text:span text:style-name="T17">&lt;</text:span> mean error, <text:span text:style-name="T17">exclude otherwise:</text:span></text:p>
              <text:list>
                <text:list-item>
                  <text:p text:style-name="P7">0.7717349674454232 <text:span text:style-name="T4">~= 77% correct</text:span></text:p>
                </text:list-item>
              </text:list>
            </text:list-item>
          </text:list>
        </text:list-item>
      </text:list>
      <text:p text:style-name="P15"><text:span text:style-name="T7"><text:tab/></text:span><text:span text:style-name="T6">But there is no confidence measure in the Freesound data!?</text:span></text:p>
      <text:p text:style-name="P8"/>
      <text:list xml:id="list6042117977647975546" text:style-name="L5">
        <text:list-item>
          <text:p text:style-name="P26">Salience is not a good predictor for the correctness of the estimations:</text:p>
          <text:list>
            <text:list-item>
              <text:p text:style-name="P26"><text:soft-page-break/>include ERB distance &lt; mean ERB distance, exclude otherwise:</text:p>
              <text:list>
                <text:list-item>
                  <text:p text:style-name="P26">0.5507468402910762 ~= 55% correct</text:p>
                </text:list-item>
              </text:list>
            </text:list-item>
            <text:list-item>
              <text:p text:style-name="P26">include error &lt; mean error, exclude otherwise:</text:p>
              <text:list>
                <text:list-item>
                  <text:p text:style-name="P26">0.558023745691306 ~= 56% correct</text:p>
                </text:list-item>
              </text:list>
            </text:list-item>
          </text:list>
        </text:list-item>
      </text:list>
      <text:p text:style-name="P17"><text:tab/><text:span text:style-name="T21">This poses a requirement of the algorithm for the Freesound extraction?</text:span></text:p>
      <text:p text:style-name="P2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1:26:45.741769418</meta:creation-date>
    <dc:date>2016-01-19T14:34:43.186080452</dc:date>
    <meta:editing-duration>PT1H58M21S</meta:editing-duration>
    <meta:editing-cycles>59</meta:editing-cycles>
    <meta:generator>LibreOffice/4.4.7.2$Linux_X86_64 LibreOffice_project/40m0$Build-2</meta:generator>
    <meta:document-statistic meta:table-count="0" meta:image-count="0" meta:object-count="0" meta:page-count="3" meta:paragraph-count="67" meta:word-count="723" meta:character-count="4290" meta:non-whitespace-character-count="3643"/>
  </office:meta>
</office:document-meta>
</file>